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82c0" officeooo:paragraph-rsid="000d82c0" style:font-weight-asian="bold" style:font-weight-complex="bold"/>
    </style:style>
    <style:style style:name="P2" style:family="paragraph" style:parent-style-name="Standard">
      <style:text-properties fo:font-weight="bold" officeooo:rsid="000ed4e0" officeooo:paragraph-rsid="000ed4e0" style:font-weight-asian="bold" style:font-weight-complex="bold"/>
    </style:style>
    <style:style style:name="P3" style:family="paragraph" style:parent-style-name="Standard">
      <style:text-properties fo:font-weight="bold" officeooo:rsid="00106a8c" officeooo:paragraph-rsid="00106a8c" style:font-weight-asian="bold" style:font-weight-complex="bold"/>
    </style:style>
    <style:style style:name="P4" style:family="paragraph" style:parent-style-name="Standard">
      <style:text-properties fo:font-weight="bold" officeooo:rsid="00114b17" officeooo:paragraph-rsid="00114b17" style:font-weight-asian="bold" style:font-weight-complex="bold"/>
    </style:style>
    <style:style style:name="P5" style:family="paragraph" style:parent-style-name="Standard">
      <style:text-properties fo:font-weight="bold" officeooo:rsid="0011f449" officeooo:paragraph-rsid="0011f449" style:font-weight-asian="bold" style:font-weight-complex="bold"/>
    </style:style>
    <style:style style:name="P6" style:family="paragraph" style:parent-style-name="Standard">
      <style:text-properties fo:font-weight="normal" officeooo:rsid="000d82c0" officeooo:paragraph-rsid="000d82c0" style:font-weight-asian="normal" style:font-weight-complex="normal"/>
    </style:style>
    <style:style style:name="P7" style:family="paragraph" style:parent-style-name="Standard">
      <style:text-properties fo:font-weight="normal" officeooo:rsid="000ed4e0" officeooo:paragraph-rsid="000ed4e0" style:font-weight-asian="normal" style:font-weight-complex="normal"/>
    </style:style>
    <style:style style:name="P8" style:family="paragraph" style:parent-style-name="Standard">
      <style:text-properties fo:font-weight="normal" officeooo:rsid="00106a8c" officeooo:paragraph-rsid="00106a8c" style:font-weight-asian="normal" style:font-weight-complex="normal"/>
    </style:style>
    <style:style style:name="P9" style:family="paragraph" style:parent-style-name="Standard">
      <style:text-properties fo:font-weight="normal" officeooo:rsid="00114b17" officeooo:paragraph-rsid="00114b17" style:font-weight-asian="normal" style:font-weight-complex="normal"/>
    </style:style>
    <style:style style:name="P10" style:family="paragraph" style:parent-style-name="Standard">
      <style:text-properties fo:font-weight="normal" officeooo:rsid="0011f449" officeooo:paragraph-rsid="0011f44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PROGRAMS</text:p>
      <text:p text:style-name="P1"/>
      <text:p text:style-name="P1">#basic problem</text:p>
      <text:p text:style-name="P1">Code:</text:p>
      <text:p text:style-name="Standard">class myName</text:p>
      <text:p text:style-name="Standard">{</text:p>
      <text:p text:style-name="Standard"><text:s text:c="4"/>public void Name()</text:p>
      <text:p text:style-name="Standard"><text:s text:c="4"/>{</text:p>
      <text:p text:style-name="Standard"><text:s text:c="8"/>System.out.println("sonu");</text:p>
      <text:p text:style-name="Standard"><text:s text:c="4"/>}</text:p>
      <text:p text:style-name="Standard"><text:s text:c="4"/>public static void main(String[] args)</text:p>
      <text:p text:style-name="Standard"><text:s text:c="4"/>{</text:p>
      <text:p text:style-name="Standard"><text:s text:c="8"/>myName t = new myName();</text:p>
      <text:p text:style-name="Standard"><text:s text:c="8"/>t.Name();</text:p>
      <text:p text:style-name="Standard"><text:s text:c="4"/>}</text:p>
      <text:p text:style-name="Standard">}</text:p>
      <text:p text:style-name="Standard"/>
      <text:p text:style-name="P1">Output:</text:p>
      <text:p text:style-name="P6">sonu</text:p>
      <text:p text:style-name="Standard"/>
      <text:p text:style-name="P1">#constructors</text:p>
      <text:p text:style-name="P2">Code:</text:p>
      <text:p text:style-name="P6">class cons{</text:p>
      <text:p text:style-name="P6"><text:s text:c="4"/>int x;</text:p>
      <text:p text:style-name="P6"><text:s text:c="4"/>public <text:s/>cons(){</text:p>
      <text:p text:style-name="P6"><text:s text:c="8"/>x = 5;</text:p>
      <text:p text:style-name="P6"><text:s text:c="4"/>}</text:p>
      <text:p text:style-name="P6"><text:s text:c="4"/>public static void main(String[] args)</text:p>
      <text:p text:style-name="P6"><text:s text:c="4"/>{</text:p>
      <text:p text:style-name="P6"><text:s text:c="8"/>cons obj = new cons();</text:p>
      <text:p text:style-name="P6"><text:s text:c="8"/>System.out.println(obj.x);</text:p>
      <text:p text:style-name="P6"><text:s text:c="4"/>}</text:p>
      <text:p text:style-name="P6">}</text:p>
      <text:p text:style-name="P6"/>
      <text:p text:style-name="P2">Output:</text:p>
      <text:p text:style-name="P7">5</text:p>
      <text:p text:style-name="P2"/>
      <text:p text:style-name="P2">Code:</text:p>
      <text:p text:style-name="P7">class cons{</text:p>
      <text:p text:style-name="P7"><text:s text:c="4"/>int x;</text:p>
      <text:p text:style-name="P7"><text:s text:c="4"/>public <text:s/>cons(int y){</text:p>
      <text:p text:style-name="P7"><text:s text:c="8"/></text:p>
      <text:p text:style-name="P7"><text:s text:c="8"/>x = y;</text:p>
      <text:p text:style-name="P7"><text:s text:c="4"/>}</text:p>
      <text:p text:style-name="P7"><text:s text:c="4"/>public static void main(String[] args)</text:p>
      <text:p text:style-name="P7"><text:s text:c="4"/>{</text:p>
      <text:p text:style-name="P7"><text:s text:c="8"/>cons obj = new cons(5);</text:p>
      <text:p text:style-name="P7"><text:s text:c="8"/>System.out.println(obj.x);</text:p>
      <text:p text:style-name="P7"><text:s text:c="4"/>}</text:p>
      <text:p text:style-name="P7">}</text:p>
      <text:p text:style-name="P7"/>
      <text:p text:style-name="P2">Output:<text:span text:style-name="T1">5</text:span></text:p>
      <text:p text:style-name="P3"><text:soft-page-break/>#method overloading</text:p>
      <text:p text:style-name="P3"/>
      <text:p text:style-name="P3">Code:</text:p>
      <text:p text:style-name="P8">class addition{</text:p>
      <text:p text:style-name="P8"><text:s text:c="4"/>int sum(int a,int b){</text:p>
      <text:p text:style-name="P8"><text:s text:c="8"/>return (a+b);</text:p>
      <text:p text:style-name="P8"><text:s text:c="4"/>}</text:p>
      <text:p text:style-name="P8"><text:s text:c="4"/>int sum(int x,int y,int z){</text:p>
      <text:p text:style-name="P8"><text:s text:c="8"/>return (x+y+z);</text:p>
      <text:p text:style-name="P8"><text:s text:c="4"/>}</text:p>
      <text:p text:style-name="P8"><text:s text:c="4"/>public static void main(String[] args)</text:p>
      <text:p text:style-name="P8"><text:s text:c="4"/>{</text:p>
      <text:p text:style-name="P8"><text:s text:c="4"/>addition res = new addition();</text:p>
      <text:p text:style-name="P8"><text:s text:c="4"/>System.out.println(res.sum(20,23));</text:p>
      <text:p text:style-name="P8"><text:s text:c="4"/>System.out.println(res.sum(10,20,30));</text:p>
      <text:p text:style-name="P8"><text:s text:c="4"/>}</text:p>
      <text:p text:style-name="P8">}</text:p>
      <text:p text:style-name="P3">Output:</text:p>
      <text:p text:style-name="P8">43</text:p>
      <text:p text:style-name="P8">60</text:p>
      <text:p text:style-name="P8"/>
      <text:p text:style-name="P4">#constructor overloading</text:p>
      <text:p text:style-name="P4">Code:</text:p>
      <text:p text:style-name="P9">class Student {</text:p>
      <text:p text:style-name="P9"><text:s text:c="4"/>String name;</text:p>
      <text:p text:style-name="P9"/>
      <text:p text:style-name="P9"><text:s text:c="4"/>// Default constructor</text:p>
      <text:p text:style-name="P9"><text:s text:c="4"/>public Student() {</text:p>
      <text:p text:style-name="P9"><text:s text:c="8"/>name = "haripriya";</text:p>
      <text:p text:style-name="P9"><text:s text:c="4"/>}</text:p>
      <text:p text:style-name="P9"/>
      <text:p text:style-name="P9"><text:s text:c="4"/>// Constructor with a parameter</text:p>
      <text:p text:style-name="P9"><text:s text:c="4"/>public Student(String stu_name) {</text:p>
      <text:p text:style-name="P9"><text:s text:c="8"/>name = stu_name;</text:p>
      <text:p text:style-name="P9"><text:s text:c="4"/>}</text:p>
      <text:p text:style-name="P9"/>
      <text:p text:style-name="P9"><text:s text:c="4"/>public static void main(String[] args) {</text:p>
      <text:p text:style-name="P9"><text:s text:c="8"/>// Using the default constructor</text:p>
      <text:p text:style-name="P9"><text:s text:c="8"/>Student pp = new Student();</text:p>
      <text:p text:style-name="P9"><text:s text:c="8"/>System.out.println(pp.name); // Output: haripriya</text:p>
      <text:p text:style-name="P9"/>
      <text:p text:style-name="P9"><text:s text:c="8"/>// Using the parameterized constructor</text:p>
      <text:p text:style-name="P9"><text:s text:c="8"/>Student t1 = new Student("sonu");</text:p>
      <text:p text:style-name="P9"><text:s text:c="8"/>System.out.println(t1.name); // Output: sonu</text:p>
      <text:p text:style-name="P9"><text:s text:c="4"/>}</text:p>
      <text:p text:style-name="P9">}</text:p>
      <text:p text:style-name="P4">Output:</text:p>
      <text:p text:style-name="P4"><text:span text:style-name="T1">haripriya</text:span></text:p>
      <text:p text:style-name="P4"><text:span text:style-name="T1">sonu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oft-page-break/>#this-keyword</text:p>
      <text:p text:style-name="P5">Code:</text:p>
      <text:p text:style-name="P10">class THIS</text:p>
      <text:p text:style-name="P10">{</text:p>
      <text:p text:style-name="P10"><text:s text:c="4"/>public void dog()</text:p>
      <text:p text:style-name="P10"><text:s text:c="4"/>{</text:p>
      <text:p text:style-name="P10"><text:s text:c="8"/>System.out.println("dog is sleepy");</text:p>
      <text:p text:style-name="P10"><text:s text:c="4"/>}</text:p>
      <text:p text:style-name="P10"><text:s text:c="4"/>public void cat()</text:p>
      <text:p text:style-name="P10"><text:s text:c="4"/>{</text:p>
      <text:p text:style-name="P10"><text:s text:c="8"/>this.dog();</text:p>
      <text:p text:style-name="P10"><text:s text:c="8"/>System.out.println("cat is sleeping so dog wanted to sleep");</text:p>
      <text:p text:style-name="P10"><text:s text:c="4"/>}</text:p>
      <text:p text:style-name="P10"><text:s text:c="4"/>public static void main(String[] args)</text:p>
      <text:p text:style-name="P10"><text:s text:c="4"/>{</text:p>
      <text:p text:style-name="P10"><text:s text:c="8"/>THIS obj = new THIS();</text:p>
      <text:p text:style-name="P10"><text:s text:c="8"/>obj.cat();</text:p>
      <text:p text:style-name="P10"><text:s text:c="4"/>}</text:p>
      <text:p text:style-name="P10">}</text:p>
      <text:p text:style-name="P5">Output:</text:p>
      <text:p text:style-name="P10">dog is sleepy</text:p>
      <text:p text:style-name="P10">cat is sleeping so dog wanted to sleep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48:34.254650391</meta:creation-date>
    <dc:date>2024-09-19T11:56:46.945313525</dc:date>
    <meta:editing-duration>PT7M31S</meta:editing-duration>
    <meta:editing-cycles>1</meta:editing-cycles>
    <meta:document-statistic meta:table-count="0" meta:image-count="0" meta:object-count="0" meta:page-count="3" meta:paragraph-count="111" meta:word-count="246" meta:character-count="1922" meta:non-whitespace-character-count="1400"/>
    <meta:generator>LibreOffice/6.4.7.2$Linux_X86_64 LibreOffice_project/40$Build-2</meta:generator>
  </office:meta>
</office:document-meta>
</file>